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57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office:value-type="string" calcext:value-type="string">
            <text:p>abs rel error in HF QoI estim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33699389778977" calcext:value-type="float">
            <text:p>-0.003369939</text:p>
          </table:table-cell>
          <table:table-cell office:value-type="float" office:value="-0.0227135116150727" calcext:value-type="float">
            <text:p>-0.0227135116</text:p>
          </table:table-cell>
          <table:table-cell table:formula="of:=ABS([.D2]/[.B2])" office:value-type="float" office:value="4.4710065969343" calcext:value-type="float">
            <text:p>4.4710065969</text:p>
          </table:table-cell>
          <table:table-cell table:formula="of:=ABS(([.D2]-[.C2])/[.C2])" office:value-type="float" office:value="5.74003647070259" calcext:value-type="float">
            <text:p>5.7400364707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176333331088171" calcext:value-type="float">
            <text:p>-0.0176333331</text:p>
          </table:table-cell>
          <table:table-cell table:formula="of:=ABS((IHF-[.H2])/IHF)" office:value-type="float" office:value="11.3104464704705" calcext:value-type="float">
            <text:p>11.31044647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176989880739344" calcext:value-type="float">
            <text:p>0.0017698988</text:p>
          </table:table-cell>
          <table:table-cell table:formula="of:=[.B6]-[.B3]" office:value-type="float" office:value="-0.000059659279035514" calcext:value-type="float">
            <text:p>-5.9659279035514E-005</text:p>
          </table:table-cell>
          <table:table-cell table:style-name="ce3" office:value-type="float" office:value="0.0000611671656834719" calcext:value-type="float">
            <text:p>6.12E-005</text:p>
          </table:table-cell>
          <table:table-cell table:formula="of:=ABS([.D3]/[.B3])" office:value-type="float" office:value="0.0345596965362974" calcext:value-type="float">
            <text:p>0.0345596965</text:p>
          </table:table-cell>
          <table:table-cell table:formula="of:=ABS(([.D3]-[.C3])/[.C3])" office:value-type="float" office:value="2.0252749726838" calcext:value-type="float">
            <text:p>2.0252749727</text:p>
          </table:table-cell>
          <table:table-cell office:value-type="float" office:value="0.0577" calcext:value-type="float">
            <text:p>0.0577</text:p>
          </table:table-cell>
          <table:table-cell table:formula="of:=[.B3]+[.D3]" office:value-type="float" office:value="0.00183106597307691" calcext:value-type="float">
            <text:p>0.001831066</text:p>
          </table:table-cell>
          <table:table-cell table:formula="of:=ABS((IHF-[.H3])/IHF)" office:value-type="float" office:value="0.0706488434605395" calcext:value-type="float">
            <text:p>0.07064884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/>
          <table:table-cell table:formula="of:=[.B6]-[.B4]" office:value-type="float" office:value="0.00171023952835792" calcext:value-type="float">
            <text:p>0.0017102395</text:p>
          </table:table-cell>
          <table:table-cell table:style-name="ce3"/>
          <table:table-cell table:formula="of:=ABS([.D4]/[.B4])" office:value-type="string" office:string-value="" calcext:value-type="error">
            <text:p>#DIV/0!</text:p>
          </table:table-cell>
          <table:table-cell table:formula="of:=ABS(([.D4]-[.C4])/[.C4])" office:value-type="float" office:value="1" calcext:value-type="float">
            <text:p>1</text:p>
          </table:table-cell>
          <table:table-cell/>
          <table:table-cell table:formula="of:=[.B4]+[.D4]" office:value-type="float" office:value="0" calcext:value-type="float">
            <text:p>0</text:p>
          </table:table-cell>
          <table:table-cell table:formula="of:=ABS((IHF-[.H4])/IHF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/>
          <table:table-cell table:formula="of:=[.B6]-[.B5]" office:value-type="float" office:value="0.00171023952835792" calcext:value-type="float">
            <text:p>0.0017102395</text:p>
          </table:table-cell>
          <table:table-cell table:style-name="ce3"/>
          <table:table-cell table:formula="of:=ABS([.D5]/[.B5])" office:value-type="string" office:string-value="" calcext:value-type="error">
            <text:p>#DIV/0!</text:p>
          </table:table-cell>
          <table:table-cell table:formula="of:=ABS(([.D5]-[.C5])/[.C5])" office:value-type="float" office:value="1" calcext:value-type="float">
            <text:p>1</text:p>
          </table:table-cell>
          <table:table-cell/>
          <table:table-cell table:formula="of:=[.B5]+[.D5]" office:value-type="float" office:value="0" calcext:value-type="float">
            <text:p>0</text:p>
          </table:table-cell>
          <table:table-cell table:formula="of:=ABS((IHF-[.H5])/IHF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171023952835792" calcext:value-type="float">
            <text:p>0.0017102395</text:p>
          </table:table-cell>
          <table:table-cell table:style-name="ce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plit QoI error estima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-0.00229851463311617" calcext:value-type="float">
            <text:p>-0.00229851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float" office:value="-0.0000434957730029166" calcext:value-type="float">
            <text:p>-4.35E-005</text:p>
          </table:table-cell>
          <table:table-cell/>
          <table:table-cell table:formula="of:=([.C3]-[.D9])/[.C3]" office:value-type="float" office:value="0.27093029439688" calcext:value-type="float">
            <text:p>0.2709302944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HF" table:base-cell-address="$Sheet1.$B$8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5:10:44.755164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5-11T12:33:28.378596515</dc:date>
    <meta:editing-duration>P1DT11H27M19S</meta:editing-duration>
    <meta:editing-cycles>21</meta:editing-cycles>
    <meta:generator>LibreOffice/4.2.8.2$Linux_X86_64 LibreOffice_project/420m0$Build-2</meta:generator>
    <meta:document-statistic meta:table-count="1" meta:cell-count="44" meta:object-count="0"/>
  </office:meta>
</office:document-meta>
</file>